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ourc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all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stringTo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llectionToCollectionConverterTests.emptyListT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ToCollectionConverterTests.nothingInCom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ToCollectionConverterTests.collections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ToCollectionConverterTests.listToCollectionNoCopyRequi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testCollectionConversionToArrayList( Collection &lt; String &gt; a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ToCollectionConverterTests.elementTypesNotConvert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objectTo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aseResource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mixedIn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ToCollectionConverterTests.emptyListToListDifferentTar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ToCollectionConverterTests.stringTo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convertEmptyVector_shouldReturnEmptyArra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scalar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llectionToCollectionConverterTests.convertNonEmptyVector_shouldReturnNonEmptyArra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ToCollection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arrayCollectionToObject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CollectionConverterTests.differentImp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ToCollectionConverterTests.collectionToObjectIn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